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font-name="Arial" fo:font-size="11pt" fo:font-style="normal" style:text-underline-style="solid" style:text-underline-width="auto" style:text-underline-color="font-color" fo:font-weight="bold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40c28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02124" loext:opacity="100%" style:text-line-through-style="none" style:text-line-through-type="none" style:font-name="Arial" fo:font-size="10pt" fo:font-style="normal" style:text-underline-style="none" fo:font-weight="normal" style:text-blinking="false" fo:background-color="#ffffff" loext:char-shading-value="0"/>
    </style:style>
    <style:style style:name="T4" style:family="text">
      <style:text-properties officeooo:rsid="0006387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0f99c698-7fff-01e6-bd8d-67ccca8ca725"/>SISTEMA CENTRALIZADO:</text:p>
      <text:p text:style-name="P3"><draw:frame draw:style-name="fr1" draw:name="Imagen1" text:anchor-type="as-char" svg:width="10.213cm" svg:height="5.715cm" draw:z-index="0"><draw:image xlink:href="https://lh7-us.googleusercontent.com/8ZOMZr1MdUOzgPXXvQ3w8Od1j9ASgx7HzjcCVSUMRrgK5hxfolOeeFxFBozHcoWvTQKzrXJ2s84e6m87y4sXQxCBfSULglFVK2NiEOGZMG1-IxneUURg2_Fo-a0TtoTrtt4NrSYYcyBGr3FM-sygzYg" xlink:type="simple" xlink:show="embed" xlink:actuate="onLoad" draw:mime-type="image/png"/></draw:frame></text:p>
      <text:p text:style-name="P1">SISTEMA DESCENTRALIZADO:</text:p>
      <text:p text:style-name="P3"><draw:frame draw:style-name="fr1" draw:name="Imagen2" text:anchor-type="as-char" svg:width="10.954cm" svg:height="5.927cm" draw:z-index="1"><draw:image xlink:href="https://lh7-us.googleusercontent.com/7GGaMn1HLXcSK2gyN87iUO96ZesrkBD8vdCWuuSxYId50DhaBsKSSzRKWIf_BPoecqhViVN-6UBxKTo8e5i7arbAUneDYtm2dQlMCRtOftoNx47eu9HgX6hLQC9JJV6vjFbA98nJpjwzI0avPulNsmk" xlink:type="simple" xlink:show="embed" xlink:actuate="onLoad" draw:mime-type="image/png"/></draw:frame></text:p>
      <text:p text:style-name="P1">SISTEMA DISTRIBUIDO:</text:p>
      <text:p text:style-name="P3"><draw:frame draw:style-name="fr1" draw:name="Imagen3" text:anchor-type="as-char" svg:width="12.753cm" svg:height="4.419cm" draw:z-index="2"><draw:image xlink:href="https://lh7-us.googleusercontent.com/qCg9LGfrp2loa2nhG5l2E1fFZfrd7LMannctKtK37qJ9MlQVAgoMGLYRaV3_HRS4mMa1cp6TeFh8FWTermU5NTXhpMT8-BXmlqlmJRRnggnx0NKBQy0JqxF7bc2Bba4X9nFesLW0zFEGnOol1nkSPoQ" xlink:type="simple" xlink:show="embed" xlink:actuate="onLoad" draw:mime-type="image/png"/></draw:frame></text:p>
      <text:p text:style-name="P1">SISTEMA HÍBRIDO:</text:p>
      <text:p text:style-name="P3"><draw:frame draw:style-name="fr1" draw:name="Imagen4" text:anchor-type="as-char" svg:width="12.039cm" svg:height="5.424cm" draw:z-index="3"><draw:image xlink:href="https://lh7-us.googleusercontent.com/qy9dQJNxDTDNOfDZspBydB7Y9mXNEYBxOAJom1QNE0V4SDPXhjZONXpYCLuMeBBm2ufroE40zBoD9Y4T0ovMRzlV__S5aXYNf62lckq7jW40kqtgwmfmNT9vTv1OcS9BvndOcaT6VxYcUuF-_6qXWeI" xlink:type="simple" xlink:show="embed" xlink:actuate="onLoad" draw:mime-type="image/png"/></draw:frame></text:p>
      <text:p text:style-name="P2"/>
      <text:p text:style-name="P2"><text:soft-page-break/>Actividad: Pon un ejemplo práctico de cada uno de estos sistemas de control (lazo</text:p>
      <text:p text:style-name="P2">abierto y cerrado).</text:p>
      <text:p text:style-name="Text_20_body"/>
      <text:p text:style-name="P5"><text:span text:style-name="T1">Lazo abierto: </text:span><text:span text:style-name="T2">El semáforo, la lavadora automática, el riego automático y el tostador de pan</text:span><text:span text:style-name="T3">.</text:span></text:p>
      <text:p text:style-name="Text_20_body"/>
      <text:p text:style-name="P5"><text:span text:style-name="T1">Lazo cerrado: </text:span><text:span text:style-name="T2">La cisterna del inodoro, las puertas automáticas de los comercios y el calefactor doméstico</text:span><text:span text:style-name="T3">.</text:span></text:p>
      <text:p text:style-name="Text_20_body"/>
      <text:p text:style-name="P4">criterio b</text:p>
      <text:p text:style-name="Text_20_body"/>
      <text:p text:style-name="P2">Actividad: Explica la técnica de transmisión en los sistemas de corrientes portadoras en el que se quiere aumentar la intensidad de la iluminación de la lámpara nº 7 del salón (F).</text:p>
      <text:p text:style-name="Text_20_body"/>
      <text:p text:style-name="P1">1110 1001 <text:span text:style-name="T4">01010 1110 1001 01010 01011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0:26:29.592625152</meta:creation-date>
    <dc:date>2023-11-10T12:02:27.622131306</dc:date>
    <meta:editing-duration>PT10M16S</meta:editing-duration>
    <meta:editing-cycles>2</meta:editing-cycles>
    <meta:generator>LibreOffice/7.4.7.2$Linux_X86_64 LibreOffice_project/40$Build-2</meta:generator>
    <meta:document-statistic meta:table-count="0" meta:image-count="4" meta:object-count="0" meta:page-count="2" meta:paragraph-count="15" meta:word-count="96" meta:character-count="606" meta:non-whitespace-character-count="521"/>
  </office:meta>
</office:document-meta>
</file>